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p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8:14:38.900000000</meta:creation-date>
    <dc:date>2018-09-01T08:14:58.521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4.5.2$Windows_x86 LibreOffice_project/a22f674fd25a3b6f45bdebf25400ed2adff0ff99</meta:generator>
  </office:meta>
</office:document-meta>
</file>